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2D340AD5E5D330E.png" manifest:media-type="image/png"/>
  <manifest:file-entry manifest:full-path="Pictures/100002010000064000000384CBB8F929FF5953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364" officeooo:paragraph-rsid="0011d364"/>
    </style:style>
    <style:style style:name="P2" style:family="paragraph" style:parent-style-name="Standard">
      <style:text-properties officeooo:rsid="00142787" officeooo:paragraph-rsid="001427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H ASHRA </text:p>
      <text:p text:style-name="P1">IT </text:p>
      <text:p text:style-name="P1">ROLL NO.1</text:p>
      <text:p text:style-name="Standard"/>
      <text:p text:style-name="Standard"/>
      <text:p text:style-name="Standard"/>
      <text:p text:style-name="P2">DELETING</text:p>
      <text:p text:style-name="Standard"><draw:frame draw:style-name="fr2" draw:name="Image1" text:anchor-type="char" svg:width="17cm" svg:height="9.562cm" draw:z-index="0"><draw:image xlink:href="Pictures/100002010000064000000384CBB8F929FF595377.png" xlink:type="simple" xlink:show="embed" xlink:actuate="onLoad" loext:mime-type="image/png"/></draw:frame><draw:frame draw:style-name="fr1" draw:name="Image2" text:anchor-type="char" svg:x="-0.168cm" svg:y="12.266cm" svg:width="17cm" svg:height="9.562cm" draw:z-index="1"><draw:image xlink:href="Pictures/10000201000006400000038422D340AD5E5D330E.png" xlink:type="simple" xlink:show="embed" xlink:actuate="onLoad" loext:mime-type="image/png"/></draw:frame><text:s text:c="69"/></text:p>
      <text:p text:style-name="Standard"/>
      <text:p text:style-name="Standard"/>
      <text:p text:style-name="Standard"/>
      <text:p text:style-name="P2">INSERT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11:38:13.067158388</meta:creation-date>
    <dc:date>2023-09-15T11:44:00.590025604</dc:date>
    <meta:editing-duration>PT5M47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6" meta:word-count="7" meta:character-count="110" meta:non-whitespace-character-count="37"/>
  </office:meta>
</office:document-meta>
</file>